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848090277777778" calcext:value-type="float">
            <text:p>0.8480902778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103617969120019" calcext:value-type="float">
            <text:p>0.1036179691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7:54:27.557187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2-01T17:54:36.812296703</dc:date>
    <meta:editing-duration>PT11H27M42S</meta:editing-duration>
    <meta:editing-cycles>158</meta:editing-cycles>
    <meta:generator>LibreOffice/5.1.6.2$Linux_X86_64 LibreOffice_project/10m0$Build-2</meta:generator>
    <meta:document-statistic meta:table-count="1" meta:cell-count="54" meta:object-count="0"/>
  </office:meta>
</office:document-meta>
</file>